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hnschrift Light Condensed" svg:font-family="'Bahnschrift Light Condensed'" style:font-family-generic="swiss" style:font-pitch="variable"/>
    <style:font-face style:name="Berlin Sans FB Demi" svg:font-family="'Berlin Sans FB Demi'" style:font-family-generic="swiss" style:font-pitch="variable"/>
    <style:font-face style:name="Blackadder ITC" svg:font-family="'Blackadder ITC'" style:font-family-generic="decorative" style:font-pitch="variable"/>
    <style:font-face style:name="EmojiOne Color" svg:font-family="'EmojiOne Colo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59cm" svg:stroke-color="#ffffff" draw:marker-start-width="0.437cm" draw:marker-end-width="0.437cm" draw:fill-color="#000000" draw:textarea-vertical-align="middle" draw:auto-grow-height="false" fo:min-height="9.166cm" fo:min-width="4.916cm" fo:padding-top="0.203cm" fo:padding-bottom="0.203cm" fo:padding-left="0.328cm" fo:padding-right="0.3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  <style:paragraph-properties style:writing-mode="lr-tb"/>
    </style:style>
    <style:style style:name="pr1" style:family="presentation" style:parent-style-name="Standard-title">
      <style:graphic-properties fo:min-height="3.30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text-properties style:font-name="Arial" fo:font-size="26pt" style:font-size-asian="26pt" style:font-size-complex="26pt"/>
    </style:style>
    <style:style style:name="P2" style:family="paragraph">
      <loext:graphic-properties draw:fill-color="#ffffff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Arial"/>
    </style:style>
    <style:style style:name="P6" style:family="paragraph">
      <loext:graphic-properties draw:fill="none" draw:fill-color="#ffffff"/>
      <style:text-properties style:font-name="Arial"/>
    </style:style>
    <style:style style:name="T1" style:family="text">
      <style:text-properties style:font-name="Arial" fo:font-size="28pt" style:font-size-asian="28pt" style:font-size-complex="28pt"/>
    </style:style>
    <style:style style:name="T2" style:family="text">
      <style:text-properties style:font-name="Arial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6cm" svg:height="3.304cm" svg:x="1cm" svg:y="2.696cm" presentation:class="title" presentation:user-transformed="true">
          <draw:text-box>
            <text:p text:style-name="P1"><text:span text:style-name="T1">Pour signaler un bug ou un oubli dans la base de données</text:span><text:span text:style-name="T1"><text:line-break/></text:span><text:span text:style-name="T1">N’hésitez pas à laisser un message sur GitHub (Issues)</text:span></text:p>
          </draw:text-box>
        </draw:frame>
        <draw:frame presentation:style-name="pr1" draw:text-style-name="P1" draw:layer="layout" svg:width="26cm" svg:height="3.304cm" svg:x="1cm" svg:y="8cm" presentation:class="title" presentation:user-transformed="true">
          <draw:text-box>
            <text:p text:style-name="P1"><text:span text:style-name="T1">Retrouvez le tutoriel pour apprendre à jouer sur GitHub 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2" draw:text-style-name="P3" draw:layer="layout" svg:width="6cm" svg:height="10cm" svg:x="13cm" svg:y="3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4cm" svg:height="1.825cm" svg:x="14.3cm" svg:y="4.327cm">
          <draw:text-box>
            <text:p text:style-name="P4"><text:span text:style-name="T2">Niveau de </text:span></text:p>
            <text:p text:style-name="P4"><text:span text:style-name="T2">difficulté</text:span></text:p>
          </draw:text-box>
        </draw:frame>
        <draw:frame draw:style-name="gr4" draw:text-style-name="P6" draw:layer="layout" svg:width="1.285cm" svg:height="2.612cm" svg:x="14cm" svg:y="6.5cm">
          <draw:text-box>
            <text:p><text:span text:style-name="T2">1 :</text:span></text:p>
            <text:p><text:span text:style-name="T2">2 :</text:span></text:p>
            <text:p><text:span text:style-name="T2">3 :</text:span></text:p>
          </draw:text-box>
        </draw:frame>
        <draw:frame draw:style-name="gr5" draw:text-style-name="P5" draw:layer="layout" svg:width="4.5cm" svg:height="2.612cm" svg:x="13.9cm" svg:y="9.8cm">
          <draw:text-box>
            <text:p text:style-name="P4"><text:span text:style-name="T2">Suggestions de répon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Bahnschrift Light Condensed" svg:font-family="'Bahnschrift Light Condensed'" style:font-family-generic="swiss" style:font-pitch="variable"/>
    <style:font-face style:name="Berlin Sans FB Demi" svg:font-family="'Berlin Sans FB Demi'" style:font-family-generic="swiss" style:font-pitch="variable"/>
    <style:font-face style:name="Blackadder ITC" svg:font-family="'Blackadder ITC'" style:font-family-generic="decorative" style:font-pitch="variable"/>
    <style:font-face style:name="EmojiOne Color" svg:font-family="'EmojiOne Colo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8T18:51:07.826000000</meta:creation-date>
    <dc:date>2022-03-18T23:49:00.164000000</dc:date>
    <meta:editing-duration>PT36M38S</meta:editing-duration>
    <meta:editing-cycles>1</meta:editing-cycles>
    <meta:document-statistic meta:object-count="31"/>
    <meta:generator>LibreOffice/7.2.2.2$Windows_X86_64 LibreOffice_project/02b2acce88a210515b4a5bb2e46cbfb63fe97d56</meta:generator>
  </office:meta>
</office:document-meta>
</file>